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Preformatted_20_Text">
      <style:text-properties officeooo:rsid="001f23f9" officeooo:paragraph-rsid="001f23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all: motor jogoUI</text:p>
      <text:p text:style-name="Preformatted_20_Text"/>
      <text:p text:style-name="Preformatted_20_Text">motor: </text:p>
      <text:p text:style-name="Preformatted_20_Text"><text:tab/>gcc -o motor motor.c</text:p>
      <text:p text:style-name="Preformatted_20_Text"><text:tab/>gcc -o bot bot.c</text:p>
      <text:p text:style-name="Preformatted_20_Text">jogoUI: </text:p>
      <text:p text:style-name="Preformatted_20_Text"><text:tab/>gcc -o jogoUI jogoUI.c -lncurses</text:p>
      <text:p text:style-name="P1">bot:</text:p>
      <text:p text:style-name="P1"><text:tab/>gcc -o bot bot.c</text:p>
      <text:p text:style-name="Preformatted_20_Text">clean: </text:p>
      <text:p text:style-name="Preformatted_20_Text"><text:tab/>rm -f motor jogoUI bo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19T02:04:49.445161267</dc:date>
    <meta:editing-duration>PT53S</meta:editing-duration>
    <meta:editing-cycles>1</meta:editing-cycles>
    <meta:document-statistic meta:table-count="0" meta:image-count="0" meta:object-count="0" meta:page-count="1" meta:paragraph-count="10" meta:word-count="29" meta:character-count="154" meta:non-whitespace-character-count="127"/>
    <meta:generator>LibreOffice/7.4.7.2$Linux_X86_64 LibreOffice_project/40$Build-2</meta:generator>
  </office:meta>
</office:document-meta>
</file>